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Source Han Sans SC" svg:font-family="'Source Han Sans S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list-style-name="WWNum10"/>
    <style:style style:name="P3" style:family="paragraph" style:parent-style-name="Standard" style:list-style-name="WWNum11"/>
    <style:style style:name="P4" style:family="paragraph" style:parent-style-name="Standard">
      <style:paragraph-properties fo:margin-top="0.635cm" fo:margin-bottom="0.423cm" loext:contextual-spacing="false" fo:line-height="150%" fo:text-align="justify" style:justify-single-word="false" fo:keep-together="always" fo:orphans="0" fo:widows="0" fo:keep-with-next="always"/>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00b050"/>
    </style:style>
    <style:style style:name="T4" style:family="text">
      <style:text-properties style:text-underline-style="dash" style:text-underline-width="auto" style:text-underline-color="font-color"/>
    </style:style>
    <style:style style:name="T5" style:family="text">
      <style:text-properties style:text-line-through-style="solid" style:text-line-through-type="single"/>
    </style:style>
    <style:style style:name="T6" style:family="text">
      <style:text-properties style:text-position="sub 58%"/>
    </style:style>
    <style:style style:name="T7" style:family="text">
      <style:text-properties style:text-position="super 58%"/>
    </style:style>
    <style:style style:name="T8" style:family="text">
      <style:text-properties fo:background-color="#ffff00"/>
    </style:style>
    <style:style style:name="Sect1"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HP Word</text:h>
      <text:p text:style-name="Standard">PHPWord is a pure PHP library for reading and writing Word, ODT, and RTF files. This file is the <text:span text:style-name="Changed_20_Font_20_Style_20_Char">source file</text:span> of read/write capabilites of PHP Word. The text in red should be changed when writing.</text:p>
      <text:p text:style-name="Standard">${DELETEME}</text:p>
      <text:p text:style-name="Standard">This should be deleted.</text:p>
      <text:p text:style-name="Standard">${/DELETEME}</text:p>
      <text:p text:style-name="Standard">${CLONEME}</text:p>
      <text:p text:style-name="Standard">PHPWord can apply font formats such as <text:span text:style-name="T1">bold</text:span>, <text:span text:style-name="T2">italics</text:span>, <text:span text:style-name="T3">color</text:span>, <text:span text:style-name="T4">underline</text:span>, <text:span text:style-name="T5">strikethrough</text:span>, <text:span text:style-name="T6">subscript</text:span>, <text:span text:style-name="T7">superscript</text:span>, or <text:span text:style-name="T8">highlighted</text:span>. You may also notice that there’s one text break (empty paragraph) before this one that can be created also by PHPWord.</text:p>
      <text:p text:style-name="Standard">${blockVariable<text:bookmark text:name="_GoBack"/>}</text:p>
      <text:p text:style-name="Standard">${/CLONEME}</text:p>
      <text:p text:style-name="P4">PHPWord can also format paragraph such as this justified, 12pt before and 12pt after with 1.5 lines spacing paragraph. This formatting can be applied inline or using predefined style as we use to do in Word.</text:p>
      <text:section text:style-name="Sect1" text:name="TextSection">
        <text:p text:style-name="Standard">PHPWord can also create multicolumn paragraph which is treated as a new section with continous break type. We can define either the number of columns or spacing between the columns.</text:p>
      </text:section>
      <text:section text:style-name="Sect2" text:name="Section1">
        <text:p text:style-name="Standard"/>
        <text:p text:style-name="Standard">PHPWord can create bulleted lists …</text:p>
        <text:list xml:id="list1237906711" text:style-name="WWNum10">
          <text:list-item>
            <text:p text:style-name="P2">Point 1</text:p>
          </text:list-item>
          <text:list-item>
            <text:p text:style-name="P2">Point 2</text:p>
          </text:list-item>
        </text:list>
        <text:p text:style-name="Standard">… and numbered lists too.</text:p>
        <text:list xml:id="list1056147438" text:style-name="WWNum11">
          <text:list-item>
            <text:p text:style-name="P3">One</text:p>
          </text:list-item>
          <text:list-item>
            <text:p text:style-name="P3">Two</text:p>
          </text:list-item>
          <text:list-item>
            <text:p text:style-name="P3">Three</text:p>
          </text:list-item>
        </text:list>
        <text:p text:style-name="Standard">Tables are also easy to be made by using PHPWord.</text:p>
        <text:p text:style-name="Standard">PHPWord can insert images in your documents.</text:p>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Source Han Sans SC" svg:font-family="'Source Han Sans S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false" style:font-name-asian="Arial1" style:font-size-asian="10pt" style:language-asian="en" style:country-asian="US"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en" fo:country="US" style:letter-kerning="false" style:font-name-asian="Arial1" style:font-size-asian="10pt" style:language-asian="en" style:country-asian="US" style:font-name-complex="Arial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Changed_20_Font_20_Style" style:display-name="Changed Font Style" style:family="paragraph" style:parent-style-name="Standard" style:default-outline-level="">
      <style:text-properties fo:color="#ff0000" fo:font-weight="bold" style:font-weight-asian="bold"/>
    </style:style>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Changed_20_Font_20_Style_20_Char" style:display-name="Changed Font Style Char" style:family="text">
      <style:text-properties fo:color="#ff0000" fo:font-weight="bold" style:font-weight-asian="bold"/>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3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3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3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4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4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4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5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5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6"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5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8"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9"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6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ample Read Word Document</dc:title>
    <meta:initial-creator>PHPWord</meta:initial-creator>
    <dc:creator>c804495</dc:creator>
    <meta:editing-cycles>36</meta:editing-cycles>
    <meta:creation-date>2014-03-11T08:42:00</meta:creation-date>
    <dc:date>2016-06-15T18:23:00</dc:date>
    <meta:editing-duration>PT42M</meta:editing-duration>
    <meta:generator>LibreOffice/6.4.7.2$Linux_X86_64 LibreOffice_project/40$Build-2</meta:generator>
    <meta:document-statistic meta:table-count="0" meta:image-count="0" meta:object-count="0" meta:page-count="1" meta:paragraph-count="20" meta:word-count="190" meta:character-count="1105" meta:non-whitespace-character-count="9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